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la grisaille se condense<text:line-break/>tombe<text:line-break/>ensauvage les sommets<text:line-break/>tout est perdu tout<text:line-break/>continue<text:line-break/>la grande perdition n'est qu'un détail<text:line-break/>comme l'Histoire<text:line-break/>du point de vue qui m'attire<text:line-break/>parce qu'inaccessible<text:line-break/>impossible<text:line-break/>inhumain comme un repos sans repère</text:p>
      <text:p text:style-name="Standard_20_gauche">désolé comme une défaite<text:line-break/>sous la pluie de décembre</text:p>
      <text:p text:style-name="Standard_20_gauche"/>
      <text:p text:style-name="Standard_20_gauche">qui es-tu<text:line-break/>bulle pédante<text:line-break/>emplie de vide poussiéreux<text:line-break/>huileux</text:p>
      <text:p text:style-name="Standard_20_gauche"/>
      <text:p text:style-name="Standard_20_gauche">que comprendre<text:line-break/>nul ne saurait avoir raison<text:line-break/>les benchmark<text:line-break/>dressent les podiums inversés<text:line-break/>de l'erreur</text:p>
      <text:p text:style-name="Standard_20_gauche"/>
      <text:p text:style-name="Standard_20_gauche">la grisaille remonte le fleuve<text:line-break/>occupe la vallée<text:line-break/>je descend vers la métropole<text:line-break/>du temps maussade<text:line-break/>de l'hiver humide<text:line-break/>sans vigueur ni franchise<text:line-break/>puisque l'horizon est encombré<text:line-break/>partout sans rêve<text:line-break/>ni désirs</text:p>
      <text:p text:style-name="Standard_20_gauche"/>
      <text:p text:style-name="Standard_20_gauche">là-bas<text:line-break/>la menace<text:line-break/>l'augure qui boîte<text:line-break/>le couvercle céleste<text:line-break/>hermétique<text:line-break/>mais fissuré<text:line-break/>comme un rappel<text:line-break/>souviens-toi<text:line-break/>la possibilité de la lumiè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43_la_grisaille_se_condense<text:tab/><text:tab/><text:date style:data-style-name="N106" text:date-value="2011-12-05T11:42:16" text:fixed="true">lundi 05 décembre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1:42:16</meta:creation-date>
    <dc:title>blogiGor_033_</dc:title>
    <meta:editing-duration>PT25M58S</meta:editing-duration>
    <meta:editing-cycles>6</meta:editing-cycles>
    <meta:generator>LibreOffice/3.3$Linux LibreOffice_project/330m19$Build-401</meta:generator>
    <meta:keyword>blogiGor</meta:keyword>
    <meta:initial-creator>iGor </meta:initial-creator>
    <dc:date>2011-12-05T12:08:13</dc:date>
    <dc:creator>iGor </dc:creator>
    <meta:document-statistic meta:table-count="0" meta:image-count="0" meta:object-count="0" meta:page-count="1" meta:paragraph-count="8" meta:word-count="128" meta:character-count="840"/>
    <meta:template xlink:type="simple" xlink:actuate="onRequest" xlink:title="blogiGor_033_" xlink:href="../../../../../Modèles/blogiGor.ott" meta:date="2011-12-05T11:42:16"/>
  </office:meta>
</office:document-meta>
</file>